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lvetica" svg:font-family="Helvetica"/>
  </office:font-face-decls>
  <office:automatic-styles>
    <style:style style:name="P1" style:family="paragraph" style:parent-style-name="Standard">
      <style:text-properties style:font-name="Helvetica" fo:font-size="16.0pt" fo:color="#1a1a1a"/>
    </style:style>
    <style:style style:name="T1" style:family="text">
      <style:text-properties fo:background-color="#ffffc1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Dim FSO, ClientName, FromPath, ToPath, ServDictionary, FilesDictionary</text:p>
      <text:p text:style-name="P1"> </text:p>
      <text:p text:style-name="P1">LogFile = "log.txt"</text:p>
      <text:p text:style-name="P1"> </text:p>
      <text:p text:style-name="P1">FromPath = "U:\АСМО\Soft\UPD_ASMO\"</text:p>
      <text:p text:style-name="P1"> </text:p>
      <text:p text:style-name="P1">'============= признаки того, что будут производится операции обновления ==============</text:p>
      <text:p text:style-name="P1">CopyServer = 1</text:p>
      <text:p text:style-name="P1">CopyClient = 1</text:p>
      <text:p text:style-name="P1"> </text:p>
      <text:p text:style-name="P1">Set objArgs = WScript.Arguments</text:p>
      <text:p text:style-name="P1">Set FSO = CreateObject("Scripting.FileSystemObject")</text:p>
      <text:p text:style-name="P1"> </text:p>
      <text:p text:style-name="P1">'============== организация логирования ==============</text:p>
      <text:p text:style-name="P1">If FSO.FileExists(FromPath + LogFile) Then</text:p>
      <text:p text:style-name="P1">  Set tf = FSO.OpenTextFile((FromPath + LogFile) , 2, true)</text:p>
      <text:p text:style-name="P1">Else</text:p>
      <text:p text:style-name="P1">  Set tf = FSO.CreateTextFile((FromPath + LogFile) , true)</text:p>
      <text:p text:style-name="P1">End If</text:p>
      <text:p text:style-name="P1"> </text:p>
      <text:p text:style-name="P1">'======= Организация записи в лог и консоль ==========</text:p>
      <text:p text:style-name="P1">sub write (str)</text:p>
      <text:p text:style-name="P1">  tf.Write (Now())</text:p>
      <text:p text:style-name="P1">  tf.WriteLine (" " &amp; str)</text:p>
      <text:p text:style-name="P1">  Wscript.Echo (time() &amp; " " &amp; str)</text:p>
      <text:p text:style-name="P1">End Sub</text:p>
      <text:p text:style-name="P1"> </text:p>
      <text:p text:style-name="P1"> </text:p>
      <text:p text:style-name="P1">write ("Обновляем АСМО")</text:p>
      <text:p text:style-name="P1"> </text:p>
      <text:p text:style-name="P1">'======= составляем список файлов в директории и достаем от туда архивы обновления</text:p>
      <text:p text:style-name="P1"> </text:p>
      <text:p text:style-name="P1">Set objFolder = FSO.GetFolder(FromPath)</text:p>
      <text:p text:style-name="P1">Set colFiles = objFolder.Files</text:p>
      <text:p text:style-name="P1"> </text:p>
      <text:p text:style-name="P1">For Each objFile in colFiles</text:p>
      <text:p text:style-name="P1"> </text:p>
      <text:p text:style-name="P1">  tempBegin = InStrRev(objFile, "\") + 1</text:p>
      <text:p text:style-name="P1">  tempStr = Mid(objFile, tempBegin, 30)</text:p>
      <text:p text:style-name="P1"> </text:p>
      <text:p text:style-name="P1">  '======= получаем имя сервера</text:p>
      <text:p text:style-name="P1">  If (InStr(1, tempStr, "pha-") &lt;&gt; 0) Then</text:p>
      <text:p text:style-name="P1">   ServerName = tempStr</text:p>
      <text:p text:style-name="P1">  End If</text:p>
      <text:p text:style-name="P1"> </text:p>
      <text:p text:style-name="P1">  '======= получаем имя клиента</text:p>
      <text:p text:style-name="P1">  If (InStr(1, tempStr, "phx") &lt;&gt; 0) Then</text:p>
      <text:p text:style-name="P1">   ClientName = tempStr</text:p>
      <text:p text:style-name="P1">  End If</text:p>
      <text:p text:style-name="P1"> </text:p>
      <text:p text:style-name="P1">Next</text:p>
      <text:p text:style-name="P1"> </text:p>
      <text:p text:style-name="P1">Set objFolder = Nothing</text:p>
      <text:p text:style-name="P1">Set colFiles = Nothing</text:p>
      <text:p text:style-name="P1"> </text:p>
      <text:p text:style-name="P1">'======= проверка существования архива сервера приложений</text:p>
      <text:p text:style-name="P1">If ServerName = "" Then</text:p>
      <text:p text:style-name="P1">  CopyServer = 0 ' сервер обновляться не будет</text:p>
      <text:p text:style-name="P1">  MsgBox ("Архив сервера не найден. Сервер обновляться не будет")</text:p>
      <text:p text:style-name="P1">  write ("Архив сервера приложений не найден")</text:p>
      <text:p text:style-name="P1">End If</text:p>
      <text:p text:style-name="P1"> </text:p>
      <text:p text:style-name="P1">'======= проверка существования архива клиента</text:p>
      <text:p text:style-name="P1">If ClientName = "" Then</text:p>
      <text:p text:style-name="P1">  CopyClient = 0 ' клиент обновляться не будет</text:p>
      <text:p text:style-name="P1">  MsgBox ("Архив клиента не найден. Клиент обновляться не будет.")</text:p>
      <text:p text:style-name="P1">  write ("Указаный архив клиента не найден")</text:p>
      <text:p text:style-name="P1">End If</text:p>
      <text:p text:style-name="P1"> </text:p>
      <text:p text:style-name="P1"> </text:p>
      <text:p text:style-name="P1">'======= Коллекция обновляемых серверов</text:p>
      <text:p text:style-name="P1"> </text:p>
      <text:p text:style-name="P1">Set ServDictionary = CreateObject("Scripting.Dictionary")</text:p>
      <text:p text:style-name="P1"> </text:p>
      <text:p text:style-name="P1">Select Case objArgs(0)</text:p>
      <text:p text:style-name="P1">Case "0"</text:p>
      <text:p text:style-name="P1">  '============== локальная коллекция обновляемых серверов ==============</text:p>
      <text:p text:style-name="P1">   ServDictionary.Add 0, "C:\running\serv1\5.00\"</text:p>
      <text:p text:style-name="P1">   ServDictionary.Add 1, "C:\running\serv2\5.00\"</text:p>
      <text:p text:style-name="P1">   ServDictionary.Add 2, "C:\running\serv3\5.00\"</text:p>
      <text:p text:style-name="P1">Case "1"</text:p>
      <text:p text:style-name="P1">  '============== изначальная (тестовая) коллекция обновляемых серверов ==============</text:p>
      <text:p text:style-name="P1">   ServDictionary.Add 0, "\\corp-<text:span text:style-name="T1">asmo</text:span>-tst\TORO\server\5.00\"</text:p>
      <text:p text:style-name="P1">   ServDictionary.Add 1, "\\varshmainoracle\Toro\Server\5.00\"</text:p>
      <text:p text:style-name="P1">   ServDictionary.Add 2, "\\varshoracle380\TORO\Server\5.00\"</text:p>
      <text:p text:style-name="P1">Case "2"</text:p>
      <text:p text:style-name="P1">  '============== филиальная коллекция обновляемых серверов ==============</text:p>
      <text:p text:style-name="P1">   ServDictionary.Add 0, "\\vld-ora-01\TORO\Server\5.00\"</text:p>
      <text:p text:style-name="P1">   ServDictionary.Add 1, "\\vhv-ora-01\TORO\server\5.00\"</text:p>
      <text:p text:style-name="P1">   ServDictionary.Add 2, "\\kln-ora-01\TORO\server\5.00\"</text:p>
      <text:p text:style-name="P1">   ServDictionary.Add 3, "\\nov-ora-01\TORO\server\5.00\"</text:p>
      <text:p text:style-name="P1">   ServDictionary.Add 4, "\\pkl-ora-01\TORO\server\5.00\"</text:p>
      <text:p text:style-name="P1">   ServDictionary.Add 5, "\\psk-ora-01\TORO\server\5.00\"</text:p>
      <text:p text:style-name="P1">   ServDictionary.Add 6, "\\rgv-ora-01\TORO\server\5.00\"</text:p>
      <text:p text:style-name="P1">   ServDictionary.Add 7, "\\sml-ora-01\TORO\server\5.00\"</text:p>
      <text:p text:style-name="P1">   ServDictionary.Add 8, "\\trg-ora-01\TORO\server\5.00\"</text:p>
      <text:p text:style-name="P1">   ServDictionary.Add 9, "\\hlm-ora-01\TORO\server\5.00\"</text:p>
      <text:p text:style-name="P1">Case Else</text:p>
      <text:p text:style-name="P1">   write ("Введен неверный аргумент. Работа прекращается")</text:p>
      <text:p text:style-name="P1">   WScript.Quit ()</text:p>
      <text:p text:style-name="P1">End Select</text:p>
      <text:p text:style-name="P1"> </text:p>
      <text:p text:style-name="P1">'============== процедура проверки на ошибку и логирования =============</text:p>
      <text:p text:style-name="P1">sub CheckError (str)</text:p>
      <text:p text:style-name="P1">      If Err.Number &lt;&gt; 0 Then</text:p>
      <text:p text:style-name="P1">        tf.Write (Now())</text:p>
      <text:p text:style-name="P1">        tf.Write (" Ошибка №: ")</text:p>
      <text:p text:style-name="P1">        tf.Write (Err.Number)</text:p>
      <text:p text:style-name="P1">        tf.Write (". Описание: ")</text:p>
      <text:p text:style-name="P1">        tf.WriteLine (Err.Description)</text:p>
      <text:p text:style-name="P1">        Wscript.Echo ("Операция обновления прервана из-за ошибки. Проверьте log-файл.")</text:p>
      <text:p text:style-name="P1">        WScript.Quit (Err.Number)</text:p>
      <text:p text:style-name="P1">      Else</text:p>
      <text:p text:style-name="P1">            write (str)</text:p>
      <text:p text:style-name="P1">      End If</text:p>
      <text:p text:style-name="P1">End Sub</text:p>
      <text:p text:style-name="P1"> </text:p>
      <text:p text:style-name="P1">If CopyClient = 1 Then</text:p>
      <text:p text:style-name="P1">write ("========= Обновляем клиентскую часть =========")</text:p>
      <text:p text:style-name="P1">'Wscript.Echo ""</text:p>
      <text:p text:style-name="P1">On Error Resume Next</text:p>
      <text:p text:style-name="P1">  For i = 0 To ServDictionary.Count - 1</text:p>
      <text:p text:style-name="P1">    If FSO.FileExists(ServDictionary(i) &amp; "updates\" &amp; ClientName) Then</text:p>
      <text:p text:style-name="P1">      write ("Обновление " &amp; ServDictionary(i) &amp; "updates\" &amp; ClientName &amp; " уже загружено")</text:p>
      <text:p text:style-name="P1">    Else</text:p>
      <text:p text:style-name="P1">      write ("Копирование " + ClientName + " в " + ServDictionary(i) &amp; "updates\")</text:p>
      <text:p text:style-name="P1">      FSO.CopyFile FromPath &amp; ClientName, ServDictionary(i) &amp; "updates\"</text:p>
      <text:p text:style-name="P1">      CheckError("Архив " + ClientName + " скопирован в " + ServDictionary(i) &amp; "updates\")</text:p>
      <text:p text:style-name="P1">    End If</text:p>
      <text:p text:style-name="P1">    write ""</text:p>
      <text:p text:style-name="P1">  Next</text:p>
      <text:p text:style-name="P1">write ("========= Клиентская часть обновлена успешно ==========")</text:p>
      <text:p text:style-name="P1">write ("")</text:p>
      <text:p text:style-name="P1">End If</text:p>
      <text:p text:style-name="P1"> </text:p>
      <text:p text:style-name="P1">if CopyServer = 1 Then</text:p>
      <text:p text:style-name="P1">write ("")</text:p>
      <text:p text:style-name="P1">write ("========= Обновляем серверную часть =========")</text:p>
      <text:p text:style-name="P1">write ("")</text:p>
      <text:p text:style-name="P1"> </text:p>
      <text:p text:style-name="P1">  ZipFile = FromPath &amp; ServerName</text:p>
      <text:p text:style-name="P1">  extractTo = FromPath</text:p>
      <text:p text:style-name="P1">'=============== распаковка архива =====================</text:p>
      <text:p text:style-name="P1">  Set objShell = CreateObject("Shell.Application")</text:p>
      <text:p text:style-name="P1">  Set InZipFiles = objShell.Namespace(ZipFile).items</text:p>
      <text:p text:style-name="P1"> </text:p>
      <text:p text:style-name="P1">  On Error Resume Next</text:p>
      <text:p text:style-name="P1">  objShell.Namespace(extractTo).CopyHere (InZipFiles)</text:p>
      <text:p text:style-name="P1">  CheckError("Архив " + ServerName + " разархивирован в " + extractTo)</text:p>
      <text:p text:style-name="P1"> </text:p>
      <text:p text:style-name="P1">  'FSO.DeleteFile ZipFile, True</text:p>
      <text:p text:style-name="P1">  Set objShell = Nothing</text:p>
      <text:p text:style-name="P1"> </text:p>
      <text:p text:style-name="P1">  '=========== удаляем мусор ====================</text:p>
      <text:p text:style-name="P1">  If FSO.FileExists(extractTo &amp; "\pha32.exe") Then</text:p>
      <text:p text:style-name="P1">   fso.deletefile(extractTo &amp; "\pha32.exe")</text:p>
      <text:p text:style-name="P1">  End If</text:p>
      <text:p text:style-name="P1">  If FSO.FileExists(extractTo &amp; "\pha32.conf.example") Then</text:p>
      <text:p text:style-name="P1">   fso.deletefile(extractTo &amp; "\pha32.conf.example")</text:p>
      <text:p text:style-name="P1">  End If</text:p>
      <text:p text:style-name="P1">  If FSO.FileExists(extractTo &amp; "\pha64.conf.example") Then</text:p>
      <text:p text:style-name="P1">   fso.deletefile(extractTo &amp; "\pha64.conf.example")</text:p>
      <text:p text:style-name="P1">  End If</text:p>
      <text:p text:style-name="P1"> </text:p>
      <text:p text:style-name="P1">  ' вырезаем версию сервера</text:p>
      <text:p text:style-name="P1">  tmp = Split(ServerName, ".zip")</text:p>
      <text:p text:style-name="P1">  ServerVersion = Mid(tmp(0), 5)</text:p>
      <text:p text:style-name="P1"> </text:p>
      <text:p text:style-name="P1">  ' переименовываем lib в номер версии</text:p>
      <text:p text:style-name="P1">  If Not FSO.FolderExists(FromPath &amp; "\" &amp; ServerVersion) Then</text:p>
      <text:p text:style-name="P1">    write ("Переименовываем папку lib в " &amp; ServerVersion) </text:p>
      <text:p text:style-name="P1">    FSO.MoveFolder FromPath &amp; "\lib", FromPath &amp; "\" &amp; ServerVersion</text:p>
      <text:p text:style-name="P1">    CheckError("Папка lib успешно переименована в " &amp; ServerVersion)</text:p>
      <text:p text:style-name="P1">    tf.WriteBlankLines(1)</text:p>
      <text:p text:style-name="P1">    Wscript.Echo "" </text:p>
      <text:p text:style-name="P1">  Else</text:p>
      <text:p text:style-name="P1">    write ("Папка " &amp; ServerVersion &amp; " была создана ранее")</text:p>
      <text:p text:style-name="P1">  End IF</text:p>
      <text:p text:style-name="P1"> </text:p>
      <text:p text:style-name="P1">  For i = 0 To ServDictionary.Count - 1</text:p>
      <text:p text:style-name="P1"> </text:p>
      <text:p text:style-name="P1">    ' Копируем папку по серверам</text:p>
      <text:p text:style-name="P1">    If Not FSO.FolderExists(ServDictionary(i) &amp; "lib\" &amp; ServerVersion) Then</text:p>
      <text:p text:style-name="P1">      write ("Копирование папки " + FromPath &amp; ServerVersion + " в "_</text:p>
      <text:p text:style-name="P1">                            + ServDictionary(i) + "lib\")</text:p>
      <text:p text:style-name="P1">      FSO.CopyFolder FromPath &amp; ServerVersion, ServDictionary(i) + "lib\"</text:p>
      <text:p text:style-name="P1">      CheckError("Папка " &amp; ServerVersion &amp; " успешно скопирована в " &amp; ServDictionary(i) &amp; "lib\")</text:p>
      <text:p text:style-name="P1">    Else</text:p>
      <text:p text:style-name="P1">      write ("Папка " &amp; ServDictionary(i) &amp; "lib\" &amp; ServerVersion &amp; " была создана ранее")   </text:p>
      <text:p text:style-name="P1">    End IF</text:p>
      <text:p text:style-name="P1"> </text:p>
      <text:p text:style-name="P1">    ' Переименовываем старую версию файла pha64.exe</text:p>
      <text:p text:style-name="P1">    If Not FSO.FileExists(ServDictionary(i) &amp; "pha64." &amp; Date) Then</text:p>
      <text:p text:style-name="P1">      write ("Переименование старого pha64.exe в " + "pha64." &amp; Date)</text:p>
      <text:p text:style-name="P1">      FSO.MoveFile ServDictionary(i) &amp; "pha64.exe", ServDictionary(i) &amp; "pha64." &amp; Date</text:p>
      <text:p text:style-name="P1">      CheckError("Старый pha64.exe " + " переименован в " + "pha64." + CSTR(Date))</text:p>
      <text:p text:style-name="P1">    Else</text:p>
      <text:p text:style-name="P1">      write ("Файл " + "pha64." + CSTR(Date) + " был создан ранее")    </text:p>
      <text:p text:style-name="P1">    End If</text:p>
      <text:p text:style-name="P1">  </text:p>
      <text:p text:style-name="P1">    ' копируем новый pha64.exe</text:p>
      <text:p text:style-name="P1">    write ("Копирование " + FromPath + "pha64.exe" + " в " + ServDictionary(i))</text:p>
      <text:p text:style-name="P1">    FSO.CopyFile FromPath &amp; "pha64.exe", ServDictionary(i)</text:p>
      <text:p text:style-name="P1">    CheckError("Новый pha64.exe скопирован в " + ServDictionary(i))</text:p>
      <text:p text:style-name="P1"> </text:p>
      <text:p text:style-name="P1">    tf.WriteBlankLines(1)</text:p>
      <text:p text:style-name="P1">   </text:p>
      <text:p text:style-name="P1">    'перезагружаем службу</text:p>
      <text:p text:style-name="P1">    ' ======== определяем имя компьютера</text:p>
      <text:p text:style-name="P1">    strComputer = Mid(ServDictionary(i), 3, InStr(3, ServDictionary(i), "\") - 3)</text:p>
      <text:p text:style-name="P1">    'On Error Resume Next</text:p>
      <text:p text:style-name="P1">    Set objService = GetObject("winmgmts:{impersonationLevel=impersonate}!\\" &amp; strComputer &amp; "\root\CIMV2")</text:p>
      <text:p text:style-name="P1"> </text:p>
      <text:p text:style-name="P1">    If Err.Number &lt;&gt; 0 Then</text:p>
      <text:p text:style-name="P1">      WScript.Echo Err.Number &amp; ": " &amp; Err.Description</text:p>
      <text:p text:style-name="P1">      WScript.Quit</text:p>
      <text:p text:style-name="P1">    End If</text:p>
      <text:p text:style-name="P1"> </text:p>
      <text:p text:style-name="P1">    ' Остановка процессов</text:p>
      <text:p text:style-name="P1">    For each objProces in objService.ExecQuery("Select * from Win32_Process where Name = 'am.exe'")</text:p>
      <text:p text:style-name="P1">       objProces.Terminate()</text:p>
      <text:p text:style-name="P1">            CheckError("Остановили am.exe")</text:p>
      <text:p text:style-name="P1">    Next</text:p>
      <text:p text:style-name="P1">    For each objProces in objService.ExecQuery("Select * from Win32_Process where Name = 'pha64.exe'")</text:p>
      <text:p text:style-name="P1">       objProces.Terminate()</text:p>
      <text:p text:style-name="P1">       CheckError("Остановили pha64.exe")</text:p>
      <text:p text:style-name="P1">   Next</text:p>
      <text:p text:style-name="P1"> </text:p>
      <text:p text:style-name="P1">   ' Перезапуск сулжбы</text:p>
      <text:p text:style-name="P1">   For Each objServ In objService.ExecQuery("Select * from Win32_Service where Name = 'phx_am'")</text:p>
      <text:p text:style-name="P1">       objServ.StopService()</text:p>
      <text:p text:style-name="P1">       CheckError("Остановили службу АСМО")</text:p>
      <text:p text:style-name="P1">       Wscript.Sleep 1500</text:p>
      <text:p text:style-name="P1">       objServ.StartService()</text:p>
      <text:p text:style-name="P1">       CheckError("Запустили службу АСМО")</text:p>
      <text:p text:style-name="P1">   Next      </text:p>
      <text:p text:style-name="P1">  Next</text:p>
      <text:p text:style-name="P1">write ("=========== Серверная часть обновлена успешно ===========")</text:p>
      <text:p text:style-name="P1">End If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187</meta:generator>
  </office:meta>
</office:document-meta>
</file>